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2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paragraph-rsid="0013f1a4" fo:background-color="transparent" style:font-size-asian="18pt" style:font-name-complex="Garamond" style:font-size-complex="18pt"/>
    </style:style>
    <style:style style:name="P4" style:family="paragraph" style:parent-style-name="Standard">
      <style:paragraph-properties fo:line-height="100%" fo:text-align="center" style:justify-single-word="false" style:writing-mode="lr-tb"/>
      <style:text-properties style:font-name="Garamond" fo:font-size="18pt" officeooo:rsid="0013f1a4" officeooo:paragraph-rsid="0013f1a4" fo:background-color="transparent" style:font-size-asian="18pt" style:font-name-complex="Garamond" style:font-size-complex="18pt"/>
    </style:style>
    <style:style style:name="P5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ceeef" fo:background-color="transparent" style:font-size-asian="16pt" style:font-weight-asian="bold" style:font-name-complex="Garamond" style:font-size-complex="16pt" style:font-weight-complex="bold"/>
    </style:style>
    <style:style style:name="P8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9" style:family="paragraph" style:parent-style-name="Standard">
      <style:paragraph-properties fo:line-height="100%" fo:text-align="justify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0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1" style:family="paragraph" style:parent-style-name="Standard">
      <style:paragraph-properties fo:line-height="100%" fo:text-align="start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12" style:family="paragraph" style:parent-style-name="Standard">
      <style:paragraph-properties fo:line-height="100%" fo:text-align="justify" style:justify-single-word="false" style:writing-mode="lr-tb"/>
      <style:text-properties style:font-name="Garamond" officeooo:rsid="0013f1a4" officeooo:paragraph-rsid="001ceeef" fo:background-color="transparent" style:font-name-complex="Garamond"/>
    </style:style>
    <style:style style:name="P13" style:family="paragraph" style:parent-style-name="Standard">
      <style:paragraph-properties fo:line-height="100%" fo:text-align="center" style:justify-single-word="false" style:writing-mode="lr-tb"/>
      <style:text-properties style:font-name="sans-serif" fo:font-size="12pt" officeooo:paragraph-rsid="0013f1a4"/>
    </style:style>
    <style:style style:name="P14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3f1a4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15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ceeef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16" style:family="paragraph" style:parent-style-name="Standard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3f1a4" fo:hyphenate="false" fo:hyphenation-remain-char-count="2" fo:hyphenation-push-char-count="2"/>
    </style:style>
    <style:style style:name="P17" style:family="paragraph" style:parent-style-name="Heading_20_1">
      <style:paragraph-properties fo:line-height="100%" fo:text-align="center" style:justify-single-word="false" style:writing-mode="lr-tb"/>
      <style:text-properties style:font-name="Garamond" fo:font-size="18pt" fo:font-weight="bold" officeooo:paragraph-rsid="0013f1a4" fo:background-color="transparent" style:font-size-asian="18pt" style:font-weight-asian="bold" style:font-name-complex="Garamond" style:font-size-complex="18pt" style:font-weight-complex="bold"/>
    </style:style>
    <style:style style:name="P18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3b4dd2" officeooo:paragraph-rsid="003b4dd2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22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officeooo:rsid="0013f1a4" officeooo:paragraph-rsid="00174ae6" fo:background-color="transparent" style:font-name-complex="Garamond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19f68e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24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26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373b10" fo:hyphenate="false" fo:hyphenation-remain-char-count="2" fo:hyphenation-push-char-count="2"/>
    </style:style>
    <style:style style:name="P27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4506ea" fo:hyphenate="false" fo:hyphenation-remain-char-count="2" fo:hyphenation-push-char-count="2"/>
    </style:style>
    <style:style style:name="P28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29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6pt" officeooo:paragraph-rsid="0019f68e" style:font-size-asian="16pt" style:font-size-complex="16pt" fo:hyphenate="false" fo:hyphenation-remain-char-count="2" fo:hyphenation-push-char-count="2"/>
    </style:style>
    <style:style style:name="P30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ceeef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31" style:family="paragraph" style:parent-style-name="Standard" style:master-page-name="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 fo:hyphenate="false" fo:hyphenation-remain-char-count="2" fo:hyphenation-push-char-count="2"/>
    </style:style>
    <style:style style:name="P32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5pt" style:text-underline-style="none" fo:font-weight="bold" officeooo:rsid="0013f1a4" officeooo:paragraph-rsid="0019f68e" fo:background-color="transparent" style:font-size-asian="15pt" style:font-weight-asian="bold" style:font-name-complex="Garamond" style:font-size-complex="15pt" style:font-weight-complex="bold" fo:hyphenate="false" fo:hyphenation-remain-char-count="2" fo:hyphenation-push-char-count="2"/>
    </style:style>
    <style:style style:name="P33" style:family="paragraph" style:parent-style-name="Standard">
      <style:paragraph-properties fo:margin-left="0.6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fo:font-size="16pt" officeooo:paragraph-rsid="001ceeef" style:font-size-asian="16pt" style:font-size-complex="16pt" fo:hyphenate="false" fo:hyphenation-remain-char-count="2" fo:hyphenation-push-char-count="2"/>
    </style:style>
    <style:style style:name="P3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ceeef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2bed98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9f68e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3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weight="bold" officeooo:rsid="0013f1a4" officeooo:paragraph-rsid="001ceeef" fo:background-color="transparent" style:font-size-asian="10.5pt" style:font-weight-asian="bold" style:font-name-complex="Garamond" style:font-size-complex="12pt" style:font-weight-complex="bold" fo:hyphenate="false" fo:hyphenation-remain-char-count="2" fo:hyphenation-push-char-count="2"/>
    </style:style>
    <style:style style:name="P3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style:text-underline-style="none" fo:font-weight="normal" officeooo:rsid="001daede" officeooo:paragraph-rsid="001daede" fo:background-color="transparent" style:font-size-asian="10.5pt" style:font-weight-asian="normal" style:font-name-complex="Garamond" style:font-size-complex="12pt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9f68e" fo:background-color="transparent" style:font-name-complex="Garamond" fo:hyphenate="false" fo:hyphenation-remain-char-count="2" fo:hyphenation-push-char-count="2"/>
    </style:style>
    <style:style style:name="P4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4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373b10" fo:background-color="transparent" style:font-name-complex="Garamond" fo:hyphenate="false" fo:hyphenation-remain-char-count="2" fo:hyphenation-push-char-count="2"/>
    </style:style>
    <style:style style:name="P4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ceeef" officeooo:paragraph-rsid="001ceeef" fo:background-color="transparent" style:font-name-complex="Garamond" fo:hyphenate="false" fo:hyphenation-remain-char-count="2" fo:hyphenation-push-char-count="2"/>
    </style:style>
    <style:style style:name="P4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daede" officeooo:paragraph-rsid="00223cea" fo:background-color="transparent" style:font-name-complex="Garamond" fo:hyphenate="false" fo:hyphenation-remain-char-count="2" fo:hyphenation-push-char-count="2"/>
    </style:style>
    <style:style style:name="P4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223cea" fo:background-color="transparent" style:font-name-complex="Garamond" fo:hyphenate="false" fo:hyphenation-remain-char-count="2" fo:hyphenation-push-char-count="2"/>
    </style:style>
    <style:style style:name="P4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20834d" fo:background-color="#ffff00" style:font-name-complex="Garamond" fo:hyphenate="false" fo:hyphenation-remain-char-count="2" fo:hyphenation-push-char-count="2"/>
    </style:style>
    <style:style style:name="P4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6pt" style:text-underline-style="none" fo:font-weight="bold" officeooo:rsid="0013f1a4" officeooo:paragraph-rsid="001ceeef" fo:background-color="transparent" style:font-size-asian="16pt" style:font-weight-asian="bold" style:font-name-complex="Garamond" style:font-size-complex="16pt" style:font-weight-complex="bold" fo:hyphenate="false" fo:hyphenation-remain-char-count="2" fo:hyphenation-push-char-count="2"/>
    </style:style>
    <style:style style:name="P4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ceeef" fo:background-color="#ffff00" fo:hyphenate="false" fo:hyphenation-remain-char-count="2" fo:hyphenation-push-char-count="2"/>
    </style:style>
    <style:style style:name="P4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1" officeooo:rsid="0020834d" officeooo:paragraph-rsid="0020834d" fo:background-color="transparent" fo:hyphenate="false" fo:hyphenation-remain-char-count="2" fo:hyphenation-push-char-count="2"/>
    </style:style>
    <style:style style:name="P5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a0925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bed9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bed98" officeooo:paragraph-rsid="002bed9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2e43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431aaa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ceeef" officeooo:paragraph-rsid="0043c228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e4346" officeooo:paragraph-rsid="002e43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83381" officeooo:paragraph-rsid="003b4dd2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83381" officeooo:paragraph-rsid="003c84a3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431aaa" officeooo:paragraph-rsid="00431aaa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2cc703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daede" officeooo:paragraph-rsid="00335905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13f1a4" officeooo:paragraph-rsid="001ceeef" style:letter-kerning="true" fo:background-color="transparent" style:font-name-asian="Droid Sans Fallback1" style:font-size-asian="10.5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3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b4dd2" officeooo:paragraph-rsid="003b4dd2" style:letter-kerning="true" fo:background-color="transparent" style:font-name-asian="Droid Sans Fallback1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4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officeooo:rsid="0020834d" officeooo:paragraph-rsid="001ceeef" style:letter-kerning="true" fo:background-color="#ffff00" style:font-name-asian="Droid Sans Fallback1" style:font-size-asian="12pt" style:language-asian="zh" style:country-asian="CN" style:font-name-complex="Garamond" style:font-size-complex="12pt" style:language-complex="hi" style:country-complex="IN" fo:hyphenate="false" fo:hyphenation-remain-char-count="2" fo:hyphenation-push-char-count="2"/>
    </style:style>
    <style:style style:name="P65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style:text-underline-style="none" fo:font-weight="normal" officeooo:rsid="00223cea" officeooo:paragraph-rsid="00360ea4" style:letter-kerning="true" fo:background-color="transparent" style:font-name-asian="Droid Sans Fallback1" style:font-size-asian="12pt" style:language-asian="zh" style:country-asian="CN" style:font-weight-asian="normal" style:font-name-complex="Garamond" style:font-size-complex="12pt" style:language-complex="hi" style:country-complex="IN" style:font-weight-complex="normal" fo:hyphenate="false" fo:hyphenation-remain-char-count="2" fo:hyphenation-push-char-count="2"/>
    </style:style>
    <style:style style:name="P66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style:text-underline-style="none" fo:font-weight="normal" officeooo:rsid="00223cea" officeooo:paragraph-rsid="003e4534" style:letter-kerning="true" fo:background-color="transparent" style:font-name-asian="Droid Sans Fallback1" style:font-size-asian="12pt" style:language-asian="zh" style:country-asian="CN" style:font-weight-asian="normal" style:font-name-complex="Garamond" style:font-size-complex="12pt" style:language-complex="hi" style:country-complex="IN" style:font-weight-complex="normal" fo:hyphenate="false" fo:hyphenation-remain-char-count="2" fo:hyphenation-push-char-count="2"/>
    </style:style>
    <style:style style:name="P67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style:text-underline-style="none" fo:font-weight="normal" officeooo:rsid="00223cea" officeooo:paragraph-rsid="004506ea" style:letter-kerning="true" fo:background-color="transparent" style:font-name-asian="Droid Sans Fallback1" style:font-size-asian="12pt" style:language-asian="zh" style:country-asian="CN" style:font-weight-asian="normal" style:font-name-complex="Garamond" style:font-size-complex="12pt" style:language-complex="hi" style:country-complex="IN" style:font-weight-complex="normal" fo:hyphenate="false" fo:hyphenation-remain-char-count="2" fo:hyphenation-push-char-count="2"/>
    </style:style>
    <style:style style:name="P68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386e3" officeooo:paragraph-rsid="0041a146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69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223cea" officeooo:paragraph-rsid="004506ea" style:letter-kerning="true" fo:background-color="transparent" style:font-name-asian="Droid Sans Fallback1" style:font-size-asian="12pt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70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officeooo:paragraph-rsid="0019f68e" fo:background-color="transparent" fo:hyphenate="false" fo:hyphenation-remain-char-count="2" fo:hyphenation-push-char-count="2"/>
    </style:style>
    <style:style style:name="P7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223cea" officeooo:paragraph-rsid="00360ea4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7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fo:font-size="12pt" style:text-underline-style="none" fo:font-weight="normal" officeooo:rsid="00223cea" officeooo:paragraph-rsid="00360ea4" fo:background-color="transparent" style:font-size-asian="12pt" style:font-weight-asian="normal" style:font-name-complex="Garamond" style:font-size-complex="12pt" style:font-weight-complex="normal" fo:hyphenate="false" fo:hyphenation-remain-char-count="2" fo:hyphenation-push-char-count="2"/>
    </style:style>
    <style:style style:name="P73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ceeef" fo:hyphenate="false" fo:hyphenation-remain-char-count="2" fo:hyphenation-push-char-count="2"/>
    </style:style>
    <style:style style:name="P74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19f68e" fo:hyphenate="false" fo:hyphenation-remain-char-count="2" fo:hyphenation-push-char-count="2"/>
    </style:style>
    <style:style style:name="P75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officeooo:paragraph-rsid="004506ea" fo:hyphenate="false" fo:hyphenation-remain-char-count="2" fo:hyphenation-push-char-count="2"/>
    </style:style>
    <style:style style:name="P76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3f1a4" officeooo:paragraph-rsid="001ceeef" fo:background-color="transparent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77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fo:font-size="12pt" fo:font-style="normal" style:text-underline-style="none" fo:font-weight="normal" officeooo:rsid="0019f68e" officeooo:paragraph-rsid="001ceeef" fo:background-color="#ffff00" style:font-size-asian="12pt" style:font-style-asian="normal" style:font-weight-asian="normal" style:font-name-complex="Garamond" style:font-size-complex="12pt" style:font-style-complex="normal" style:font-weight-complex="normal" fo:hyphenate="false" fo:hyphenation-remain-char-count="2" fo:hyphenation-push-char-count="2"/>
    </style:style>
    <style:style style:name="P78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79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80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223cea" officeooo:paragraph-rsid="00360ea4" fo:background-color="transparent" fo:hyphenate="false" fo:hyphenation-remain-char-count="2" fo:hyphenation-push-char-count="2"/>
    </style:style>
    <style:style style:name="P81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use-window-font-color="true" style:font-name="Garamond" fo:font-size="12pt" fo:language="fr" fo:country="FR" fo:font-style="normal" style:text-underline-style="none" fo:font-weight="normal" officeooo:rsid="00383381" officeooo:paragraph-rsid="003b4dd2" style:letter-kerning="true" fo:background-color="transparent" style:font-name-asian="Droid Sans Fallback1" style:language-asian="zh" style:country-asian="CN" style:font-style-asian="normal" style:font-weight-asian="normal" style:font-name-complex="Garamond" style:font-size-complex="12pt" style:language-complex="hi" style:country-complex="IN" style:font-style-complex="normal" style:font-weight-complex="normal" fo:hyphenate="false" fo:hyphenation-remain-char-count="2" fo:hyphenation-push-char-count="2"/>
    </style:style>
    <style:style style:name="P82" style:family="paragraph" style:parent-style-name="Standard" style:master-page-name="Standard">
      <style:paragraph-properties fo:line-height="100%" fo:text-align="center" style:justify-single-word="false" style:page-number="auto" style:writing-mode="lr-tb"/>
      <style:text-properties style:font-name="Garamond" fo:font-size="18pt" fo:font-weight="bold" officeooo:paragraph-rsid="0013f1a4" fo:background-color="transparent" style:font-name-asian="Garamond" style:font-size-asian="18pt" style:font-weight-asian="bold" style:font-name-complex="Garamond" style:font-size-complex="18pt" style:font-weight-complex="bold"/>
    </style:style>
    <style:style style:name="P83" style:family="paragraph" style:parent-style-name="Standard" style:list-style-name="L1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84" style:family="paragraph" style:parent-style-name="Standard" style:list-style-name="L2" style:master-page-name="">
      <style:paragraph-properties fo:line-height="100%" fo:text-align="justify" style:justify-single-word="false" fo:orphans="0" fo:widows="0" fo:hyphenation-ladder-count="no-limit" style:page-number="auto" style:writing-mode="lr-tb">
        <style:tab-stops>
          <style:tab-stop style:position="1.191cm"/>
        </style:tab-stops>
      </style:paragraph-properties>
      <style:text-properties style:font-name="Garamond1" officeooo:rsid="00174ae6" officeooo:paragraph-rsid="00174ae6" fo:background-color="transparent" style:font-name-complex="Garamond" fo:hyphenate="false" fo:hyphenation-remain-char-count="2" fo:hyphenation-push-char-count="2"/>
    </style:style>
    <style:style style:name="P85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P86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style:font-name="Garamond" officeooo:rsid="00174ae6" officeooo:paragraph-rsid="00174ae6" fo:background-color="transparent" style:font-name-complex="Garamond" fo:hyphenate="false" fo:hyphenation-remain-char-count="2" fo:hyphenation-push-char-count="2"/>
    </style:style>
    <style:style style:name="P87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88" style:family="paragraph" style:parent-style-name="Standard" style:list-style-name="L3">
      <style:paragraph-properties fo:line-height="100%" fo:text-align="justify" style:justify-single-word="false" fo:orphans="0" fo:widows="0" fo:hyphenation-ladder-count="no-limit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89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fo:font-style="normal" style:text-underline-style="solid" style:text-underline-width="auto" style:text-underline-color="font-color" fo:font-weight="bold" officeooo:rsid="0013f1a4" officeooo:paragraph-rsid="0013f1a4" fo:background-color="transparent" style:font-size-asian="16pt" style:font-style-asian="normal" style:font-weight-asian="bold" style:font-name-complex="Garamond" style:font-size-complex="16pt" style:font-style-complex="normal" style:font-weight-complex="bold"/>
    </style:style>
    <style:style style:name="P90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3f1a4" fo:background-color="transparent" style:font-size-asian="16pt" style:font-weight-asian="bold" style:font-name-complex="Garamond" style:font-size-complex="16pt" style:font-weight-complex="bold"/>
    </style:style>
    <style:style style:name="P91" style:family="paragraph" style:parent-style-name="Standard">
      <style:paragraph-properties fo:line-height="100%" fo:text-align="center" style:justify-single-word="false" style:writing-mode="lr-tb"/>
      <style:text-properties style:font-name="Garamond" fo:font-size="16pt" style:text-underline-style="solid" style:text-underline-width="auto" style:text-underline-color="font-color" fo:font-weight="bold" officeooo:rsid="0013f1a4" officeooo:paragraph-rsid="001ceeef" fo:background-color="transparent" style:font-size-asian="16pt" style:font-weight-asian="bold" style:font-name-complex="Garamond" style:font-size-complex="16pt" style:font-weight-complex="bold"/>
    </style:style>
    <style:style style:name="P92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4ae6" fo:hyphenate="false" fo:hyphenation-remain-char-count="2" fo:hyphenation-push-char-count="2"/>
    </style:style>
    <style:style style:name="P93" style:family="paragraph" style:parent-style-name="Standard" style:list-style-name="L2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790bd" fo:hyphenate="false" fo:hyphenation-remain-char-count="2" fo:hyphenation-push-char-count="2"/>
    </style:style>
    <style:style style:name="P94" style:family="paragraph" style:parent-style-name="Standard" style:list-style-name="L1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officeooo:paragraph-rsid="0013f1a4" fo:hyphenate="false" fo:hyphenation-remain-char-count="2" fo:hyphenation-push-char-count="2"/>
    </style:style>
    <style:style style:name="P95" style:family="paragraph" style:parent-style-name="Standard">
      <style:paragraph-properties fo:line-height="100%" fo:text-align="center" style:justify-single-word="false" style:writing-mode="lr-tb"/>
      <style:text-properties style:use-window-font-color="true" style:font-name="Garamond" fo:font-size="16pt" fo:language="fr" fo:country="FR" style:text-underline-style="solid" style:text-underline-width="auto" style:text-underline-color="font-color" fo:font-weight="bold" officeooo:rsid="0013f1a4" officeooo:paragraph-rsid="0013f1a4" style:letter-kerning="true" fo:background-color="transparent" style:font-name-asian="Droid Sans Fallback1" style:font-size-asian="16pt" style:language-asian="zh" style:country-asian="CN" style:font-weight-asian="bold" style:font-name-complex="Garamond" style:font-size-complex="16pt" style:language-complex="hi" style:country-complex="IN" style:font-weight-complex="bold"/>
    </style:style>
    <style:style style:name="P96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daede" style:font-size-asian="10.5pt" style:font-weight-asian="normal" style:font-size-complex="12pt" style:font-weight-complex="normal" fo:hyphenate="false" fo:hyphenation-remain-char-count="2" fo:hyphenation-push-char-count="2"/>
    </style:style>
    <style:style style:name="P97" style:family="paragraph" style:parent-style-name="Standard" style:list-style-name="L4">
      <style:paragraph-properties fo:line-height="100%" fo:text-align="justify" style:justify-single-word="false" fo:orphans="0" fo:widows="0" fo:hyphenation-ladder-count="no-limit" style:writing-mode="lr-tb">
        <style:tab-stops>
          <style:tab-stop style:position="1.191cm"/>
        </style:tab-stops>
      </style:paragraph-properties>
      <style:text-properties fo:font-size="12pt" fo:font-weight="normal" officeooo:rsid="001daede" officeooo:paragraph-rsid="001f62bd" style:font-size-asian="10.5pt" style:font-weight-asian="normal" style:font-size-complex="12pt" style:font-weight-complex="normal" fo:hyphenate="false" fo:hyphenation-remain-char-count="2" fo:hyphenation-push-char-count="2"/>
    </style:style>
    <style:style style:name="P98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790bd" fo:background-color="transparent" style:font-name-complex="Garamond" fo:hyphenate="false" fo:hyphenation-remain-char-count="2" fo:hyphenation-push-char-count="2"/>
    </style:style>
    <style:style style:name="P99" style:family="paragraph" style:parent-style-name="Standard" style:list-style-name="L3" style:master-page-name="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page-number="auto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100" style:family="paragraph" style:parent-style-name="Standard" style:list-style-name="L3">
      <style:paragraph-properties fo:margin-left="3.2cm" fo:margin-right="0cm" fo:line-height="100%" fo:text-align="justify" style:justify-single-word="false" fo:orphans="0" fo:widows="0" fo:hyphenation-ladder-count="no-limit" fo:text-indent="-0.6cm" style:auto-text-indent="false" style:writing-mode="lr-tb"/>
      <style:text-properties style:font-name="Garamond" officeooo:rsid="001790bd" officeooo:paragraph-rsid="0019221a" fo:background-color="transparent" style:font-name-complex="Garamond" fo:hyphenate="false" fo:hyphenation-remain-char-count="2" fo:hyphenation-push-char-count="2"/>
    </style:style>
    <style:style style:name="P101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9f68e" fo:background-color="transparent" style:font-name-complex="Garamond" fo:hyphenate="false" fo:hyphenation-remain-char-count="2" fo:hyphenation-push-char-count="2"/>
    </style:style>
    <style:style style:name="P102" style:family="paragraph" style:parent-style-name="Standard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45e8c1" officeooo:paragraph-rsid="0045e8c1" fo:background-color="transparent" style:font-name-complex="Garamond" fo:hyphenate="false" fo:hyphenation-remain-char-count="2" fo:hyphenation-push-char-count="2"/>
    </style:style>
    <style:style style:name="P103" style:family="paragraph" style:parent-style-name="Standard" style:master-page-name="">
      <style:paragraph-properties fo:margin-left="1.9cm" fo:margin-right="0cm" fo:line-height="100%" fo:text-align="justify" style:justify-single-word="false" fo:orphans="0" fo:widows="0" fo:hyphenation-ladder-count="no-limit" fo:text-indent="0cm" style:auto-text-indent="false" style:page-number="auto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ceeef" fo:background-color="transparent" style:font-name-complex="Garamond" fo:hyphenate="false" fo:hyphenation-remain-char-count="2" fo:hyphenation-push-char-count="2"/>
    </style:style>
    <style:style style:name="P104" style:family="paragraph" style:parent-style-name="Standard">
      <style:paragraph-properties fo:margin-left="0cm" fo:margin-right="0cm" fo:line-height="100%" fo:text-align="justify" style:justify-single-word="false" fo:orphans="0" fo:widows="0" fo:hyphenation-ladder-count="no-limit" fo:text-indent="0cm" style:auto-text-indent="false" style:writing-mode="lr-tb">
        <style:tab-stops>
          <style:tab-stop style:position="1.191cm"/>
        </style:tab-stops>
      </style:paragraph-properties>
      <style:text-properties style:font-name="Garamond" officeooo:rsid="0013f1a4" officeooo:paragraph-rsid="0013f1a4" fo:background-color="transparent" style:font-name-complex="Garamond" fo:hyphenate="false" fo:hyphenation-remain-char-count="2" fo:hyphenation-push-char-count="2"/>
    </style:style>
    <style:style style:name="T1" style:family="text">
      <style:text-properties style:font-name-asian="Garamon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f1a4" style:font-weight-asian="bold" style:font-weight-complex="bold"/>
    </style:style>
    <style:style style:name="T4" style:family="text">
      <style:text-properties fo:font-weight="bold" officeooo:rsid="0013f1a4" style:font-name-asian="Garamon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3f1a4" style:font-weight-asian="normal" style:font-weight-complex="normal"/>
    </style:style>
    <style:style style:name="T7" style:family="text">
      <style:text-properties fo:font-weight="normal" officeooo:rsid="0013f1a4" style:font-name-asian="Garamond" style:font-weight-asian="normal" style:font-weight-complex="normal"/>
    </style:style>
    <style:style style:name="T8" style:family="text">
      <style:text-properties style:font-name="Garamond" fo:font-weight="bold" officeooo:rsid="0013f1a4" fo:background-color="transparent" loext:char-shading-value="0" style:font-weight-asian="bold" style:font-name-complex="Garamond" style:font-weight-complex="bold"/>
    </style:style>
    <style:style style:name="T9" style:family="text">
      <style:text-properties style:font-name="Garamond" fo:font-size="16pt" style:text-underline-style="none" fo:font-weight="bold" officeooo:rsid="0013f1a4" fo:background-color="transparent" loext:char-shading-value="0" style:font-size-asian="16pt" style:font-weight-asian="bold" style:font-name-complex="Garamond" style:font-size-complex="16pt" style:font-weight-complex="bold"/>
    </style:style>
    <style:style style:name="T10" style:family="text">
      <style:text-properties style:font-name="Garamond" officeooo:rsid="0013f1a4" fo:background-color="transparent" loext:char-shading-value="0" style:font-name-complex="Garamond"/>
    </style:style>
    <style:style style:name="T11" style:family="text">
      <style:text-properties style:font-name="Garamond" officeooo:rsid="0015b1fe" fo:background-color="transparent" loext:char-shading-value="0" style:font-name-complex="Garamond"/>
    </style:style>
    <style:style style:name="T12" style:family="text">
      <style:text-properties style:font-name="Garamond" officeooo:rsid="00174ae6" fo:background-color="transparent" loext:char-shading-value="0" style:font-name-complex="Garamond"/>
    </style:style>
    <style:style style:name="T13" style:family="text">
      <style:text-properties style:font-name="Garamond" officeooo:rsid="001790bd" fo:background-color="transparent" loext:char-shading-value="0" style:font-name-complex="Garamond"/>
    </style:style>
    <style:style style:name="T14" style:family="text">
      <style:text-properties style:font-name="Garamond" officeooo:rsid="002659b6" fo:background-color="transparent" loext:char-shading-value="0" style:font-name-complex="Garamond"/>
    </style:style>
    <style:style style:name="T15" style:family="text">
      <style:text-properties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16" style:family="text">
      <style:text-properties style:font-name="Garamond" style:text-underline-style="none" fo:background-color="transparent" loext:char-shading-value="0" style:font-name-complex="Garamond"/>
    </style:style>
    <style:style style:name="T17" style:family="text">
      <style:text-properties style:font-name="Garamond" style:text-underline-style="none" officeooo:rsid="0013f1a4" fo:background-color="transparent" loext:char-shading-value="0" style:font-name-complex="Garamond"/>
    </style:style>
    <style:style style:name="T18" style:family="text">
      <style:text-properties style:font-name="Garamond" style:text-underline-style="none" officeooo:rsid="001f62bd" fo:background-color="transparent" loext:char-shading-value="0" style:font-name-complex="Garamond"/>
    </style:style>
    <style:style style:name="T19" style:family="text">
      <style:text-properties style:font-name="Garamond" style:text-underline-style="none" officeooo:rsid="0020834d" fo:background-color="transparent" loext:char-shading-value="0" style:font-name-complex="Garamond"/>
    </style:style>
    <style:style style:name="T20" style:family="text">
      <style:text-properties style:font-name="Garamond" style:text-underline-style="none" officeooo:rsid="0029bf20" fo:background-color="transparent" loext:char-shading-value="0" style:font-name-complex="Garamond"/>
    </style:style>
    <style:style style:name="T21" style:family="text">
      <style:text-properties style:font-name="Garamond" fo:font-size="15pt" fo:font-style="normal" style:text-underline-style="none" fo:font-weight="bold" officeooo:rsid="0013f1a4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2" style:family="text">
      <style:text-properties style:font-name="Garamond" fo:font-size="15pt" fo:font-style="normal" style:text-underline-style="none" fo:font-weight="bold" officeooo:rsid="00373b10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3" style:family="text">
      <style:text-properties style:font-name="Garamond" fo:font-size="15pt" fo:font-style="normal" style:text-underline-style="none" fo:font-weight="bold" officeooo:rsid="00408704" fo:background-color="transparent" loext:char-shading-value="0" style:font-size-asian="15pt" style:font-style-asian="normal" style:font-weight-asian="bold" style:font-name-complex="Garamond" style:font-size-complex="15pt" style:font-style-complex="normal" style:font-weight-complex="bold"/>
    </style:style>
    <style:style style:name="T24" style:family="text">
      <style:text-properties style:font-name="Garamond" fo:font-size="15pt" style:text-underline-style="none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5" style:family="text">
      <style:text-properties style:font-name="Garamond" fo:font-size="15pt" fo:font-weight="bold" officeooo:rsid="0013f1a4" fo:background-color="transparent" loext:char-shading-value="0" style:font-size-asian="15pt" style:font-weight-asian="bold" style:font-name-complex="Garamond" style:font-size-complex="15pt" style:font-weight-complex="bold"/>
    </style:style>
    <style:style style:name="T26" style:family="text">
      <style:text-properties style:font-name="Garamond" fo:font-style="normal" style:text-underline-style="none" fo:font-weight="bold" officeooo:rsid="0013f1a4" fo:background-color="transparent" loext:char-shading-value="0" style:font-style-asian="normal" style:font-weight-asian="bold" style:font-name-complex="Garamond" style:font-style-complex="normal" style:font-weight-complex="bold"/>
    </style:style>
    <style:style style:name="T27" style:family="text">
      <style:text-properties officeooo:rsid="0013f1a4"/>
    </style:style>
    <style:style style:name="T28" style:family="text">
      <style:text-properties officeooo:rsid="00174ae6"/>
    </style:style>
    <style:style style:name="T29" style:family="text">
      <style:text-properties officeooo:rsid="001790bd"/>
    </style:style>
    <style:style style:name="T30" style:family="text">
      <style:text-properties fo:font-size="12pt" officeooo:rsid="0013f1a4" style:font-size-asian="12pt" style:font-size-complex="12pt"/>
    </style:style>
    <style:style style:name="T31" style:family="text">
      <style:text-properties fo:font-size="12pt" fo:font-weight="bold" officeooo:rsid="0013f1a4" style:font-name-asian="Garamond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13f1a4" style:font-size-asian="12pt" style:font-weight-asian="bold" style:font-size-complex="12pt" style:font-weight-complex="bold"/>
    </style:style>
    <style:style style:name="T33" style:family="text">
      <style:text-properties fo:font-size="12pt" fo:font-weight="normal" officeooo:rsid="0013f1a4" style:font-name-asian="Garamond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13f1a4" style:font-size-asian="12pt" style:font-weight-asian="normal" style:font-size-complex="12pt" style:font-weight-complex="normal"/>
    </style:style>
    <style:style style:name="T35" style:family="text">
      <style:text-properties fo:font-size="12pt" officeooo:rsid="0013f1a4" style:font-name-asian="Garamond" style:font-size-asian="12pt" style:font-size-complex="12pt"/>
    </style:style>
    <style:style style:name="T36" style:family="text">
      <style:text-properties officeooo:rsid="0019221a"/>
    </style:style>
    <style:style style:name="T37" style:family="text">
      <style:text-properties officeooo:rsid="0019f68e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019f68e"/>
    </style:style>
    <style:style style:name="T40" style:family="text">
      <style:text-properties fo:color="#000000" style:font-name="Garamond" style:text-underline-style="none" fo:background-color="transparent" loext:char-shading-value="0" style:font-name-complex="Garamond"/>
    </style:style>
    <style:style style:name="T41" style:family="text">
      <style:text-properties fo:color="#000000" style:font-name="Garamond" style:text-underline-style="none" officeooo:rsid="001f62bd" fo:background-color="transparent" loext:char-shading-value="0" style:font-name-complex="Garamond"/>
    </style:style>
    <style:style style:name="T42" style:family="text">
      <style:text-properties fo:color="#000000" style:font-name="Garamond" style:text-underline-style="none" officeooo:rsid="0029bf20" fo:background-color="transparent" loext:char-shading-value="0" style:font-name-complex="Garamond"/>
    </style:style>
    <style:style style:name="T43" style:family="text">
      <style:text-properties fo:color="#000000" style:font-name="Garamond" style:text-underline-style="none" officeooo:rsid="00344ff2" fo:background-color="transparent" loext:char-shading-value="0" style:font-name-complex="Garamond"/>
    </style:style>
    <style:style style:name="T44" style:family="text">
      <style:text-properties fo:color="#000000" style:font-name="Garamond" style:text-underline-style="solid" style:text-underline-width="auto" style:text-underline-color="font-color" fo:background-color="transparent" loext:char-shading-value="0" style:font-name-complex="Garamond"/>
    </style:style>
    <style:style style:name="T45" style:family="text">
      <style:text-properties officeooo:rsid="0020834d"/>
    </style:style>
    <style:style style:name="T46" style:family="text">
      <style:text-properties style:font-name="Garamond1"/>
    </style:style>
    <style:style style:name="T47" style:family="text">
      <style:text-properties officeooo:rsid="00223cea"/>
    </style:style>
    <style:style style:name="T48" style:family="text">
      <style:text-properties officeooo:rsid="002386e3"/>
    </style:style>
    <style:style style:name="T49" style:family="text">
      <style:text-properties officeooo:rsid="002659b6"/>
    </style:style>
    <style:style style:name="T50" style:family="text">
      <style:text-properties officeooo:rsid="00269993"/>
    </style:style>
    <style:style style:name="T51" style:family="text">
      <style:text-properties officeooo:rsid="0027d615"/>
    </style:style>
    <style:style style:name="T52" style:family="text">
      <style:text-properties officeooo:rsid="0029bf20"/>
    </style:style>
    <style:style style:name="T53" style:family="text">
      <style:text-properties officeooo:rsid="002bed98"/>
    </style:style>
    <style:style style:name="T54" style:family="text">
      <style:text-properties fo:font-size="15pt" style:text-underline-style="none" officeooo:rsid="0019f68e" style:font-size-asian="15pt" style:font-size-complex="15pt"/>
    </style:style>
    <style:style style:name="T55" style:family="text">
      <style:text-properties officeooo:rsid="002e4346"/>
    </style:style>
    <style:style style:name="T56" style:family="text">
      <style:text-properties officeooo:rsid="00316598"/>
    </style:style>
    <style:style style:name="T57" style:family="text">
      <style:text-properties officeooo:rsid="00335905"/>
    </style:style>
    <style:style style:name="T58" style:family="text">
      <style:text-properties style:font-size-asian="12pt"/>
    </style:style>
    <style:style style:name="T59" style:family="text">
      <style:text-properties officeooo:rsid="00335905" style:font-size-asian="12pt"/>
    </style:style>
    <style:style style:name="T60" style:family="text">
      <style:text-properties officeooo:rsid="003fe6a7"/>
    </style:style>
    <style:style style:name="T61" style:family="text">
      <style:text-properties officeooo:rsid="0041a146"/>
    </style:style>
    <style:style style:name="T62" style:family="text">
      <style:text-properties officeooo:rsid="0041dec8"/>
    </style:style>
    <style:style style:name="T63" style:family="text">
      <style:text-properties officeooo:rsid="00431aaa"/>
    </style:style>
    <style:style style:name="T64" style:family="text">
      <style:text-properties officeooo:rsid="0045e8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/>
      <text:p text:style-name="P1"/>
      <text:p text:style-name="P1"/>
      <text:p text:style-name="P1"/>
      <text:p text:style-name="P1"/>
      <text:p text:style-name="P1"><text:s/></text:p>
      <text:h text:style-name="P17" text:outline-level="1">PROG5 - Projet logiciel <text:line-break/>2014-2015</text:h>
      <text:p text:style-name="P2"/>
      <text:p text:style-name="P2"/>
      <text:p text:style-name="P2"/>
      <text:p text:style-name="P1"><text:span text:style-name="T27">Journal</text:span> </text:p>
      <text:p text:style-name="P3"/>
      <text:p text:style-name="P3"/>
      <text:p text:style-name="P3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éalisé<text:span text:style-name="T1"> </text:span>par :</text:p>
      <text:p text:style-name="P3"><text:span text:style-name="T3">COUTAUD</text:span><text:span text:style-name="T6"> Ulysse</text:span><text:span text:style-name="T5">,</text:span></text:p>
      <text:p text:style-name="P3"><text:span text:style-name="T2">SID-LAKHDAR</text:span><text:span text:style-name="T1"> <text:s/></text:span>Riyane<text:span text:style-name="T1">,</text:span></text:p>
      <text:p text:style-name="P3"><text:span text:style-name="T4">OCHIER</text:span><text:span text:style-name="T7"> Sebastien,</text:span></text:p>
      <text:p text:style-name="P3"><text:span text:style-name="T7"><text:s/></text:span><text:span text:style-name="T4">SELLAM</text:span><text:span text:style-name="T7"> Louis</text:span></text:p>
      <text:p text:style-name="P4">(L3 informatique)</text:p>
      <text:p text:style-name="P3"/>
      <text:p text:style-name="P3"/>
      <text:p text:style-name="P3"/>
      <text:p text:style-name="P3"/>
      <text:p text:style-name="P3"/>
      <text:p text:style-name="P3"><text:soft-page-break/>Janvier 2015</text:p>
      <text:p text:style-name="P6">******** Lundi 5 Janvier ******** </text:p>
      <text:p text:style-name="P6"/>
      <text:p text:style-name="P5"/>
      <text:list xml:id="list7976253054522830402" text:style-name="L1">
        <text:list-item>
          <text:p text:style-name="P83">Mise en place du Github</text:p>
        </text:list-item>
        <text:list-item>
          <text:p text:style-name="P85">Analyse du sujet</text:p>
        </text:list-item>
        <text:list-item>
          <text:p text:style-name="P86">Ana<text:span text:style-name="T46">lyse du code source fourni :</text:span></text:p>
        </text:list-item>
      </text:list>
      <text:list xml:id="list7419629691803329772" text:style-name="L2">
        <text:list-item>
          <text:p text:style-name="P84">D<text:span text:style-name="T49">é</text:span>termination du rôle joué par chaque fichier</text:p>
        </text:list-item>
        <text:list-item>
          <text:p text:style-name="P92"><text:span text:style-name="T12">Analyse d</text:span><text:span text:style-name="T13">u mode de stockage des registres en des status du simulateur</text:span></text:p>
        </text:list-item>
        <text:list-item>
          <text:p text:style-name="P93"><text:span text:style-name="T13">I</text:span><text:span text:style-name="T12">dentification des principales fonctionalités implanté</text:span><text:span text:style-name="T14">e</text:span><text:span text:style-name="T12">s potentie</text:span><text:span text:style-name="T14">l</text:span><text:span text:style-name="T12">lement utiles.</text:span></text:p>
        </text:list-item>
      </text:list>
      <text:list xml:id="list103323148598483" text:continue-list="list7976253054522830402" text:style-name="L1">
        <text:list-item>
          <text:p text:style-name="P94"><text:span text:style-name="T10">Codage de l'accès </text:span><text:span text:style-name="T11">à la mémoire en lecture et </text:span><text:span text:style-name="T10">écritur</text:span><text:span text:style-name="T11">e.</text:span></text:p>
        </text:list-item>
        <text:list-item>
          <text:p text:style-name="P94"><text:span text:style-name="T10">Répartition du travail en fonction des fichiers à traiter : </text:span><text:span text:style-name="T11">Lecture et d</text:span><text:span text:style-name="T14">é</text:span><text:span text:style-name="T11">codage d'instruction + traitement ind</text:span><text:span text:style-name="T14">é</text:span><text:span text:style-name="T11">pendant de chaque type d'instruction</text:span><text:span text:style-name="T10">.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<text:soft-page-break/>******** Mardi 6 Janvier ******** </text:p>
      <text:p text:style-name="P14">******** Avancement ******** </text:p>
      <text:p text:style-name="P14"/>
      <text:p text:style-name="P22"/>
      <text:p text:style-name="P18"><text:span text:style-name="T28">A</text:span>nalyse de la doc<text:span text:style-name="T29">umentation ARM_v5</text:span> <text:span text:style-name="T28">relative à :</text:span></text:p>
      <text:list xml:id="list6610857044750307858" text:style-name="L3">
        <text:list-item>
          <text:p text:style-name="P87">Mode d'adressage et fetch des instructions de la m<text:span text:style-name="T50">é</text:span>moire vers les registres.</text:p>
        </text:list-item>
        <text:list-item>
          <text:p text:style-name="P88">D<text:span text:style-name="T60">é</text:span>terminer la partie commune de la lecture et de l'analyse de <text:span text:style-name="T36">toutes les </text:span>instruction<text:span text:style-name="T36">s et des conditions de différenciation des modes d'adressage </text:span>:</text:p>
          <text:p text:style-name="P98">- <text:span text:style-name="T27">arm_instruction.c<text:tab/><text:tab/>:</text:span> <text:span text:style-name="T31">SELLAM</text:span><text:span text:style-name="T33"> Louis</text:span></text:p>
        </text:list-item>
        <text:list-item>
          <text:p text:style-name="P87">Determination des algorithmes de traitement de chaque type d'instruction :</text:p>
          <text:p text:style-name="P99">- <text:span text:style-name="T27">arm_branch_other.c<text:tab/>:</text:span><text:span text:style-name="T30"> </text:span><text:span text:style-name="T32">COUTAUD</text:span><text:span text:style-name="T34"> Ulysse</text:span></text:p>
          <text:p text:style-name="P99"><text:span text:style-name="T34">- arm_load_store.c<text:tab/><text:tab/>: </text:span><text:span text:style-name="T31">OCHIER</text:span><text:span text:style-name="T33"> Sebastien</text:span></text:p>
          <text:p text:style-name="P100">- <text:span text:style-name="T27">arm_data_processing.c<text:tab/>:</text:span><text:span text:style-name="T30"> </text:span><text:span text:style-name="T32">SID-LAKHDAR</text:span><text:span text:style-name="T35"> <text:s/></text:span><text:span text:style-name="T30">Riyane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0"><text:soft-page-break/>******** Mercredi 7 Janvier ******** </text:p>
      <text:p text:style-name="P10">******** Avancement ******** </text:p>
      <text:p text:style-name="P8"/>
      <text:p text:style-name="P31"><text:span text:style-name="T38">. <text:s text:c="2"/></text:span><text:span text:style-name="T54">arm_instruction :</text:span></text:p>
      <text:p text:style-name="P23"/>
      <text:p text:style-name="P50">Mise en place d<text:span text:style-name="T53">'une</text:span> première version.</text:p>
      <text:p text:style-name="P52">Elaboration de la structure du programme avec un ensemble de fonctions (non impl<text:span text:style-name="T57">an</text:span>tées).</text:p>
      <text:p text:style-name="P51">Début de l'impl<text:span text:style-name="T57">antation</text:span> des fonctions.</text:p>
      <text:p text:style-name="P35"/>
      <text:p text:style-name="P24"><text:span text:style-name="T21">. <text:s text:c="2"/></text:span><text:span text:style-name="T24">arm_data_processing :</text:span></text:p>
      <text:p text:style-name="P74"/>
      <text:p text:style-name="P43">Mise en place de l'algorithme de traitement d'instructions « data processing » :</text:p>
      <text:p text:style-name="P43">Implantation du parseur d'instruction (non exhaustif).</text:p>
      <text:p text:style-name="P43"><text:span text:style-name="T47">Réalisation de</text:span> chaque <text:span text:style-name="T47">type d'opération</text:span>.</text:p>
      <text:p text:style-name="P44">Sauvegarde des r<text:span text:style-name="T51">é</text:span>sultats de l'op<text:span text:style-name="T51">é</text:span>ration en fonction du types d'op<text:span text:style-name="T51">é</text:span>ration et du bit S (mise à jours du registre CPSR)</text:p>
      <text:p text:style-name="P39"/>
      <text:p text:style-name="P24"><text:span text:style-name="T21">. <text:s text:c="2"/></text:span><text:span text:style-name="T24">arm_load_store :</text:span></text:p>
      <text:p text:style-name="P32"/>
      <text:p text:style-name="P39">Mise en place des algorithmes du traitement des pre(post)-incr<text:span text:style-name="T51">é</text:span>ments d'adresses imm<text:span text:style-name="T51">é</text:span>diate<text:span text:style-name="T51">s</text:span>, ou par registres.</text:p>
      <text:p text:style-name="P102">Analyse de la documentation p.458 Afin de trouver des correspondances entre les différents mode d'adressages dans le but de factoriser le code.</text:p>
      <text:p text:style-name="P102">Le mode d'adressage des Loads/Stores simples est géré par le code fourni pendant cette journée.</text:p>
      <text:p text:style-name="P39"/>
      <text:p text:style-name="P29"><text:span text:style-name="T26">. <text:s text:c="2"/></text:span><text:span text:style-name="T25">arm_branch_other :</text:span></text:p>
      <text:p text:style-name="P74"/>
      <text:p text:style-name="P70"><text:tab/></text:p>
      <text:p text:style-name="P3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6">******** Jeudi 8 Janvier ******** </text:p>
      <text:p text:style-name="P6">******** Avancement ******** </text:p>
      <text:p text:style-name="P9"/>
      <text:p text:style-name="P30"><text:span text:style-name="T38">. <text:s text:c="2"/></text:span><text:span text:style-name="T54">arm_instruction :</text:span></text:p>
      <text:p text:style-name="P76"/>
      <text:p text:style-name="P60">Prise de décision avec les autres membres pour dé<text:span text:style-name="T56">c</text:span>ider <text:span text:style-name="T57">de </text:span>la vérification des sous catégories.</text:p>
      <text:p text:style-name="P61">Suite des <text:span text:style-name="T58">impl</text:span><text:span text:style-name="T59">antation</text:span> des fonctions.</text:p>
      <text:p text:style-name="P34"/>
      <text:p text:style-name="P25"><text:span text:style-name="T21">. <text:s text:c="2"/></text:span><text:span text:style-name="T24">arm_data_processing :</text:span></text:p>
      <text:p text:style-name="P79"/>
      <text:p text:style-name="P48"><text:span text:style-name="T17">G</text:span><text:span text:style-name="T20">é</text:span><text:span text:style-name="T16">n</text:span><text:span text:style-name="T20">é</text:span><text:span text:style-name="T16">ralisation du parseur d</text:span><text:span text:style-name="T19">e l'</text:span><text:span text:style-name="T16">op</text:span><text:span text:style-name="T20">é</text:span><text:span text:style-name="T16">rande </text:span><text:span text:style-name="T19">2 </text:span><text:span text:style-name="T18">(shifter_ope</text:span><text:span text:style-name="T19">rand</text:span><text:span text:style-name="T18">) </text:span><text:span text:style-name="T19">au cas </text:span><text:span text:style-name="T16">:</text:span></text:p>
      <text:list xml:id="list6302571542379700488" text:style-name="L4">
        <text:list-item>
          <text:p text:style-name="P96"><text:span text:style-name="T16">Representé par un </text:span><text:span text:style-name="T15">immediat </text:span><text:span text:style-name="T16">+ d</text:span><text:span text:style-name="T20">é</text:span><text:span text:style-name="T16">calage ou rotation </text:span><text:span text:style-name="T40">(</text:span><text:span text:style-name="T43">5 </text:span><text:span text:style-name="T40">cas)</text:span></text:p>
        </text:list-item>
        <text:list-item>
          <text:p text:style-name="P97"><text:span text:style-name="T40">Representé par un </text:span><text:span text:style-name="T44">registre</text:span><text:span text:style-name="T40"> </text:span><text:span text:style-name="T41">+ d</text:span><text:span text:style-name="T42">é</text:span><text:span text:style-name="T41">calage ou rotation imm</text:span><text:span text:style-name="T42">é</text:span><text:span text:style-name="T41">diat ou registre </text:span><text:span text:style-name="T40">(</text:span><text:span text:style-name="T43">11</text:span><text:span text:style-name="T40"> cas)</text:span></text:p>
        </text:list-item>
      </text:list>
      <text:p text:style-name="P38"/>
      <text:p text:style-name="P25"><text:span text:style-name="T21">. <text:s text:c="2"/></text:span><text:span text:style-name="T9">arm_load_store :</text:span></text:p>
      <text:p text:style-name="P78"/>
      <text:p text:style-name="P102">Analyse des différents cas d'adressage de la mémoire pour les Extra Loads/Stores, (utilisation de la documentation page 473 dans la section « Addressing Mode 3 – Miscellaneous Loads and Stores ».</text:p>
      <text:p text:style-name="P102">Factorisation du code visant au traitement de ces adresses.</text:p>
      <text:p text:style-name="P42">Mise en place des algorithmes des "Miscellaneous Load/Store".</text:p>
      <text:p text:style-name="P40"/>
      <text:p text:style-name="P28"><text:span text:style-name="T26">. <text:s text:c="2"/></text:span><text:span text:style-name="T8">arm_branch_other :</text:span></text:p>
      <text:p text:style-name="P33"><text:tab/></text:p>
      <text:p text:style-name="P81">Premiere implémentation de Branch et Branch and Link</text:p>
      <text:p text:style-name="P63">Implémentation de Branch Link and eXchange (sauf fonctionnalité changement de jeu d'instruction en Thumb).</text:p>
      <text:p text:style-name="P62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******** Vendredi 9 Janvier ******** </text:p>
      <text:p text:style-name="P6">******** Avancement ******** </text:p>
      <text:p text:style-name="P9"/>
      <text:p text:style-name="P30"><text:span text:style-name="T38">. <text:s text:c="2"/></text:span><text:span text:style-name="T39">arm_instruction :</text:span></text:p>
      <text:p text:style-name="P76"/>
      <text:p text:style-name="P53">Affichage des valeurs et variables nécessaires pour le debbuging.</text:p>
      <text:p text:style-name="P53">Optimisation du code <text:span text:style-name="T55">et ajout de commentaires</text:span>.</text:p>
      <text:p text:style-name="P53">Première version stable et sans bug de arm_instruction.</text:p>
      <text:p text:style-name="P56">Premiers tests effectués (avec tests fournis).</text:p>
      <text:p text:style-name="P56"/>
      <text:p text:style-name="P34"/>
      <text:p text:style-name="P25"><text:span text:style-name="T21">. <text:s text:c="2"/></text:span><text:span text:style-name="T24">arm_data_processing :</text:span></text:p>
      <text:p text:style-name="P73"/>
      <text:p text:style-name="P49">Implantation de l'interface utilisateur : Affichage du type d'op<text:span text:style-name="T52">é</text:span>ration, bit I, bit S, type de l'op<text:span text:style-name="T52">é</text:span>rande 2 et la valeur des op<text:span text:style-name="T52">é</text:span>rand<text:span text:style-name="T52">es</text:span> 1 et 2.</text:p>
      <text:p text:style-name="P49">Test de toutes les commandes de type «data_processing»</text:p>
      <text:p text:style-name="P40"/>
      <text:p text:style-name="P25"><text:span text:style-name="T21">. <text:s text:c="2"/></text:span><text:span text:style-name="T9">arm_load_store :</text:span></text:p>
      <text:p text:style-name="P42"/>
      <text:p text:style-name="P42"><text:span text:style-name="T64">Réalisation de différents tests sur les Loads/Stores simples. Résolution d'un bug d'accès aux différentes sections du code, m</text:span>odification des codes conditions afin d'appliquer le bon traitement à l'adresse.</text:p>
      <text:p text:style-name="P42"/>
      <text:p text:style-name="P28"><text:span text:style-name="T26">. <text:s text:c="2"/></text:span><text:span text:style-name="T8">arm_branch_other :</text:span></text:p>
      <text:p text:style-name="P73"/>
      <text:p text:style-name="P57">Tests et corrections sur B et BL.</text:p>
      <text:p text:style-name="P57">Implémentation de l'analyse des instructions miscellaneous pour appeler les fonctions correspondantes (BLX, MSR, MRS...).</text:p>
      <text:p text:style-name="P58">Mise en place de la trace d'exécution sur B, BL et BLX.</text:p>
      <text:p text:style-name="P21"><text:tab/><text:tab/></text:p>
      <text:p text:style-name="P37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******** Samedi 10 Janvier ******** </text:p>
      <text:p text:style-name="P6">******** Avancement ******** </text:p>
      <text:p text:style-name="P6"/>
      <text:p text:style-name="P80">Mise à jour du fichier «descriptif du code.odt» relatif au code de traitement d'instruction «data_processing».</text:p>
      <text:p text:style-name="P72">Mise à jour du fichier «<text:span text:style-name="T48">liste des fonctionalites</text:span>.odt» relatif au code de traitement d'instruction «data_processing».</text:p>
      <text:p text:style-name="P71">Mise à jour du fichier «<text:span text:style-name="T48">liste des tests</text:span>.odt» relatif au code de traitement d'instruction «data_processing».</text:p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******** Lundi 12 Janvier ******** </text:p>
      <text:p text:style-name="P6">******** Avancement ******** </text:p>
      <text:p text:style-name="P9"/>
      <text:p text:style-name="P30"><text:span text:style-name="T38">. <text:s text:c="2"/></text:span><text:span text:style-name="T39">arm_instruction :</text:span></text:p>
      <text:p text:style-name="P76"/>
      <text:p text:style-name="P68">Version finale <text:span text:style-name="T61">finie</text:span>. Passage à arm_branch_other et à arm_exception.</text:p>
      <text:p text:style-name="P34"/>
      <text:p text:style-name="P25"><text:span text:style-name="T21">. <text:s text:c="2"/></text:span><text:span text:style-name="T24">arm_data_processing :</text:span></text:p>
      <text:p text:style-name="P73"/>
      <text:p text:style-name="P65">Fin des test : implantation du test pour les instruction avec mise à jours du registre statuts (CPSR). <text:s text:c="2"/>Implantation du fichier «Examples/exampleDataProcessingSave.s»</text:p>
      <text:p text:style-name="P46"/>
      <text:p text:style-name="P26"><text:span text:style-name="T21">. <text:s text:c="2"/></text:span><text:span text:style-name="T9">arm_load_store :</text:span></text:p>
      <text:p text:style-name="P41"/>
      <text:p text:style-name="P45">******** <text:span text:style-name="T45">SEBASTIEN*************</text:span></text:p>
      <text:p text:style-name="P40"/>
      <text:p text:style-name="P28"><text:span text:style-name="T26">. <text:s text:c="2"/></text:span><text:span text:style-name="T8">arm_branch_other :</text:span></text:p>
      <text:p text:style-name="P73"/>
      <text:p text:style-name="P66">Implémentation instructions MSR (depuis registre et immédiate) et MRS</text:p>
      <text:p text:style-name="P66"/>
      <text:p text:style-name="P27"><text:span text:style-name="T21">. <text:s text:c="2"/></text:span><text:span text:style-name="T23">arm_</text:span><text:span text:style-name="T22">exception</text:span><text:span text:style-name="T9"> :</text:span></text:p>
      <text:p text:style-name="P75"/>
      <text:p text:style-name="P67">Implantation du cas de l'exception : UNDEFINED_INSTRUCTION.</text:p>
      <text:p text:style-name="P67">Probléme lors du test de cette implantation : <text:span text:style-name="T62">Nous n'</text:span>arriv<text:span text:style-name="T62">ons</text:span> pas à placer le vecteur d'interruption correspondant à l'adresse 0x4</text:p>
      <text:p text:style-name="P37"/>
      <text:p text:style-name="P2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******** Mardi 13 Janvier ******** </text:p>
      <text:p text:style-name="P14">******** Avancement ******** </text:p>
      <text:p text:style-name="P9"/>
      <text:p text:style-name="P30"><text:span text:style-name="T38">. <text:s text:c="2"/></text:span><text:span text:style-name="T39">arm_instruction :</text:span></text:p>
      <text:p text:style-name="P77"/>
      <text:p text:style-name="P55">Fini.</text:p>
      <text:p text:style-name="P34"/>
      <text:p text:style-name="P25"><text:span text:style-name="T21">. <text:s text:c="2"/></text:span><text:span text:style-name="T24">arm_data_processing :</text:span></text:p>
      <text:p text:style-name="P73"/>
      <text:p text:style-name="P64">******** A faire Riyane *************</text:p>
      <text:p text:style-name="P40"/>
      <text:p text:style-name="P25"><text:span text:style-name="T21">. <text:s text:c="2"/></text:span><text:span text:style-name="T9">arm_load_store :</text:span></text:p>
      <text:p text:style-name="P78"/>
      <text:p text:style-name="P45">******** <text:span text:style-name="T45">SEBASTIEN*************</text:span></text:p>
      <text:p text:style-name="P40"/>
      <text:p text:style-name="P28"><text:span text:style-name="T26">. <text:s text:c="2"/></text:span><text:span text:style-name="T8">arm_branch_other :</text:span></text:p>
      <text:p text:style-name="P73"/>
      <text:p text:style-name="P54">Affichage des valeurs et variables nécessaires pour le debbuging.</text:p>
      <text:p text:style-name="P54">Optimisation du code <text:span text:style-name="T55">et ajout de commentaires</text:span>.</text:p>
      <text:p text:style-name="P54">Première version stable et sans bug de arm_<text:span text:style-name="T63">branch_other</text:span>.</text:p>
      <text:p text:style-name="P59">Création de tests &amp; p<text:span text:style-name="T55">remiers tests effectués </text:span>avec succès.</text:p>
      <text:p text:style-name="P59"/>
      <text:p text:style-name="P27"><text:span text:style-name="T21">. <text:s text:c="2"/></text:span><text:span text:style-name="T23">arm_</text:span><text:span text:style-name="T22">exception</text:span><text:span text:style-name="T9"> :</text:span></text:p>
      <text:p text:style-name="P75"/>
      <text:p text:style-name="P69"/>
      <text:p text:style-name="P37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******** Mercredi 14 Janvier ******** </text:p>
      <text:p text:style-name="P6">******** Avancement ******** </text:p>
      <text:p text:style-name="P9"/>
      <text:p text:style-name="P30"><text:span text:style-name="T38">. <text:s text:c="2"/></text:span><text:span text:style-name="T39">arm_instruction :</text:span></text:p>
      <text:p text:style-name="P76"/>
      <text:p text:style-name="P55">Fini.</text:p>
      <text:p text:style-name="P34"/>
      <text:p text:style-name="P25"><text:span text:style-name="T21">. <text:s text:c="2"/></text:span><text:span text:style-name="T24">arm_data_processing :</text:span></text:p>
      <text:p text:style-name="P73"/>
      <text:p text:style-name="P47">******** <text:span text:style-name="T37">A faire Riyane *************</text:span></text:p>
      <text:p text:style-name="P40"/>
      <text:p text:style-name="P25"><text:span text:style-name="T21">. <text:s text:c="2"/></text:span><text:span text:style-name="T9">arm_load_store :</text:span></text:p>
      <text:p text:style-name="P78"/>
      <text:p text:style-name="P45">******** <text:span text:style-name="T45">SEBASTIEN*************</text:span></text:p>
      <text:p text:style-name="P40"/>
      <text:p text:style-name="P28"><text:span text:style-name="T26">. <text:s text:c="2"/></text:span><text:span text:style-name="T8">arm_branch_other :</text:span></text:p>
      <text:p text:style-name="P73"/>
      <text:p text:style-name="P55">Création de nouveaux tests pour couvrir une plus large plage de commande.</text:p>
      <text:p text:style-name="P55"/>
      <text:p text:style-name="P27"><text:span text:style-name="T21">. <text:s text:c="2"/></text:span><text:span text:style-name="T23">arm_</text:span><text:span text:style-name="T22">exception</text:span><text:span text:style-name="T9"> :</text:span></text:p>
      <text:p text:style-name="P75"/>
      <text:p text:style-name="P69"/>
      <text:p text:style-name="P37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******** Jeudi 15 Janvier ******** </text:p>
      <text:p text:style-name="P6">******** Avancement ******** </text:p>
      <text:p text:style-name="P11"/>
      <text:p text:style-name="P30"><text:span text:style-name="T38">. <text:s text:c="2"/></text:span><text:span text:style-name="T39">arm_instruction :</text:span></text:p>
      <text:p text:style-name="P76"/>
      <text:p text:style-name="P55">Fini.</text:p>
      <text:p text:style-name="P34"/>
      <text:p text:style-name="P25"><text:span text:style-name="T21">. <text:s text:c="2"/></text:span><text:span text:style-name="T24">arm_data_processing :</text:span></text:p>
      <text:p text:style-name="P73"/>
      <text:p text:style-name="P47">******** <text:span text:style-name="T37">A faire Riyane *************</text:span></text:p>
      <text:p text:style-name="P40"/>
      <text:p text:style-name="P25"><text:span text:style-name="T21">. <text:s text:c="2"/></text:span><text:span text:style-name="T9">arm_load_store :</text:span></text:p>
      <text:p text:style-name="P78"/>
      <text:p text:style-name="P45">******** <text:span text:style-name="T45">SEBASTIEN*************</text:span></text:p>
      <text:p text:style-name="P40"/>
      <text:p text:style-name="P28"><text:span text:style-name="T26">. <text:s text:c="2"/></text:span><text:span text:style-name="T8">arm_branch_other :</text:span></text:p>
      <text:p text:style-name="P73"/>
      <text:p text:style-name="P47">******** <text:span text:style-name="T37">A ULYSSE*************</text:span></text:p>
      <text:p text:style-name="P47"/>
      <text:p text:style-name="P27"><text:span text:style-name="T21">. <text:s text:c="2"/></text:span><text:span text:style-name="T23">arm_</text:span><text:span text:style-name="T22">exception</text:span><text:span text:style-name="T9"> :</text:span></text:p>
      <text:p text:style-name="P75"/>
      <text:p text:style-name="P67"/>
      <text:p text:style-name="P37"/>
      <text:p text:style-name="P2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******** Vendredi 16 Janvier ******** </text:p>
      <text:p text:style-name="P6">******** Avancement ******** </text:p>
      <text:p text:style-name="P9"/>
      <text:p text:style-name="P30"><text:span text:style-name="T38">. <text:s text:c="2"/></text:span><text:span text:style-name="T39">arm_instruction :</text:span></text:p>
      <text:p text:style-name="P76"/>
      <text:p text:style-name="P55">Fini.</text:p>
      <text:p text:style-name="P34"/>
      <text:p text:style-name="P25"><text:span text:style-name="T21">. <text:s text:c="2"/></text:span><text:span text:style-name="T24">arm_data_processing :</text:span></text:p>
      <text:p text:style-name="P73"/>
      <text:p text:style-name="P47">******** <text:span text:style-name="T37">A faire Riyane *************</text:span></text:p>
      <text:p text:style-name="P40"/>
      <text:p text:style-name="P25"><text:span text:style-name="T21">. <text:s text:c="2"/></text:span><text:span text:style-name="T9">arm_load_store :</text:span></text:p>
      <text:p text:style-name="P78"/>
      <text:p text:style-name="P45">******** <text:span text:style-name="T45">SEBASTIEN*************</text:span></text:p>
      <text:p text:style-name="P40"/>
      <text:p text:style-name="P28"><text:span text:style-name="T26">. <text:s text:c="2"/></text:span><text:span text:style-name="T8">arm_branch_other :</text:span></text:p>
      <text:p text:style-name="P73"/>
      <text:p text:style-name="P47">******** <text:span text:style-name="T37">A ULYSSE*************</text:span></text:p>
      <text:p text:style-name="P47"/>
      <text:p text:style-name="P27"><text:span text:style-name="T21">. <text:s text:c="2"/></text:span><text:span text:style-name="T23">arm_</text:span><text:span text:style-name="T22">exception</text:span><text:span text:style-name="T9"> :</text:span></text:p>
      <text:p text:style-name="P75"/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ans-serif" svg:font-family="sans-serif"/>
    <style:font-face style:name="Garamond1" svg:font-family="Garamond" style:font-family-generic="roman"/>
    <style:font-face style:name="garamond" svg:font-family="garamond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7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7.594cm" fo:text-indent="-0.635cm" fo:margin-left="7.594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suskley </meta:initial-creator>
    <meta:creation-date>2015-01-10T13:26:57.067782450</meta:creation-date>
    <meta:editing-duration>P2171DT12H22M53S</meta:editing-duration>
    <dc:date>2015-01-14T10:33:22.723189383</dc:date>
    <meta:editing-cycles>39</meta:editing-cycles>
    <meta:generator>LibreOffice/4.2.4.2$Linux_X86_64 LibreOffice_project/420m0$Build-2</meta:generator>
    <dc:creator>ochiers </dc:creator>
    <meta:document-statistic meta:table-count="0" meta:image-count="0" meta:object-count="0" meta:page-count="12" meta:paragraph-count="145" meta:word-count="940" meta:character-count="6555" meta:non-whitespace-character-count="5663"/>
  </office:meta>
</office:document-meta>
</file>